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99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2.55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music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iRes</text:p>
          </table:table-cell>
          <table:table-cell table:style-name="ce1" office:value-type="string" calcext:value-type="string">
            <text:p>LoRes</text:p>
          </table:table-cell>
          <table:table-cell/>
          <table:table-cell office:value-type="string" calcext:value-type="string">
            <text:p>Artist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,000 Maniac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10c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 Sto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Chain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Pac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 doors dow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11" calcext:value-type="float">
            <text:p>3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 Non Blon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-Ce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 Flock of Sea Gu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 Paul Ortega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 Perfect Circ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 Taste Of Hone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 Tribe Called Ques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aliyah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ove The Law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-D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e of B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am F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ams, Brya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derley, Cannonbal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dition, James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erosmi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frican Vibration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guilera, Christin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iken, Cla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ir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ir suppl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bam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ice Cooper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ice in Chai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lien Ant Far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l American Rejects, t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man Brothers Band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eric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os, Tori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imals, th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thr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ache India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ril W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rch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ci, Bob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strong, Lou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rested Develop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&amp;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kins, Ch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lanta Rhythm S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dio Book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diosl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a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.o.B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byfac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hman-Turner Overdriv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ckstreet Boy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d Compan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ez, Joa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nanaram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nd Perry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nd, t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re Naked Ladi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rnet, Charli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ie, C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uhau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y, Jame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 Bop A Lul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ach Boy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astie Boy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atles, t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Bec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ck, Jef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dovin Soundclash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e Ge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ga, L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n Folds Fiv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nnett, T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rlin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rry, Chuc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tter Than Ez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Bopper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g Head Todd and the Monste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jor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Black Crowes, T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ack Eyed Pea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lack Sabba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ack Stone Cherr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akey, A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ige, Mary J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ind Fai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ink 18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ock, Ror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ondie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ood, Sweat &amp; Tear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ue Oyster Cult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ues Brother, T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ues Travel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bby 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Dea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dy + Sou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lton, Michae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n Iv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 Jov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oks, T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owie, Dav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Braxton, To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king Benja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reeders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oks, Gar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oks, Ronnie Bak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own, Jame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rowne, Jacks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ruce, Jac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ckcherr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ckley, Jef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ckley, T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ckShot LeFunq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ena Vista Social Clu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ffalo, 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ffett, Jimm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rke, Solom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yrds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 + C Music Facto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k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lexi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dlebo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ptain &amp; Tennille, Th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tain Beefheart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ey, Maria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lile, Brandi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penter, Mary Chapin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penters, T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s, t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, Johnn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ve, Nick &amp; the Bad See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millionai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hapman, Tracy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arles, Ra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arlie Daniels Band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rlie Johnson Quart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ap Tric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cag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rome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urch, Charlott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urch, Eri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pton, Eric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arkson, Kelly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ash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egg, John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ff, Jimmy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ine, Pats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b Nouveau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asters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cker, Jo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hen, Leona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dplay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llective Sou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ollins, Phil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lltrane, Joh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, Per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crete <text:s/>Blo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ick, Harry J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oper, Alic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rboz, Mich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orrs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mic Messeng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stello, Elvi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ounting Crow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ck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amer, Floy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anberries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awford, Randy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eam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eedence Clearwater Revival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oce, Ji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osby, Stills &amp; Nash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ow, Shery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ow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uz, Ta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ystal Method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lture Club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ure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urren$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press Hi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yrus, Mile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sterdam Guitar Tri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ethove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andel, Georg Feiedich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st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empff, Wilhel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z, Dav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zart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helbel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govia, Andre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chaikovsk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wis Bl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.O.C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ag Nast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le, Dick &amp; the Del-To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magepl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mn Yankee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mned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nzi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rin, Bobb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ughtr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ve Matthews Band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vis, Mi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y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ys Of The New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 La Sou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d Can Danc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ad Weather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ath Cab For Cuti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ath From Abov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emberists, Th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ep Purpl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erhun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Leppar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fto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l Amitri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nen, Bret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peche Mod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rek and the Dominoes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tiny's Chi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uter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mond, Ne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DO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on, Ce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re Strai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ne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turb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MX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ino, Fat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nov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obie Brothers, Th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ors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 D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ak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ream Theater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rifters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uff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uran Dur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ylan, Bo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agl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arle, Stev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arth, Wind and Fir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azy-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lectric Light Orchestr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rson, Lake &amp; Palm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min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co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igm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no, Bri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as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theridge, Meliss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urythmic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vanescen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vercle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verlas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gen, Dona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l, t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stbal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rdinand, Fran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gi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rguson, Rebecc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asco, Lup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lt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ne Young Canniba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ona App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ve for Fighting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xx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KA Twi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ming Lips, th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eck, Bel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eetwood Ma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obot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orence + the Machi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al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gha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o Fighte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d, Col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d, Tennessee Erni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untains of Way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urPla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mpton, Peter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klin, Aret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anz Ferdin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ay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y, Glen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gaz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-Un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bbards, T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abriel, Pet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rcia, Jerry &amp; David Grism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aye, Marv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ynor, Glori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enesi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ntry, Bobbi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saffelste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llespie, Dizz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lmour, Davi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inuwi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lass, Phili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arls Barkle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odsm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lden Ear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me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o goo doll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and Funk Railro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teful D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y, Dav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eat Whit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eek Mus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een Da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uess Who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uetta, Davi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uns N' Ros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uru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uthrie, Arlo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uy, Budd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yptia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all &amp; Oat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amilton, Antho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cock, Herb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rper, Be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awkwi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dley, Heath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ap, Imog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r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lm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ndrix, J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att, Joh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ghway Band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liday, Billi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lies, th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ly, Bud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ly Gh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muncul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oker, John Le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otie &amp; The Blowfi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rnsby, Bruce &amp; The Ran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spitali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thouse Flow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umble P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ce-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dol, Bil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glesias, Enriq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bruglia, Natal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digo Gir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ane Clown Pos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NX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Q Dark Matt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ron Butterf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ron Maid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aacs, Gregor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sbell, Jas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ckson, Micha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aheim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mes, Et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miroqua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ne's Addi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son Bonham B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ay-Z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fferson Airpla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fferson Stars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nnings, Lyf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nnings, Wal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psen, Carly Ra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sus and Mary Chain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ts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w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oel, Bill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n, 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ohn, Elto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nson, Blind Will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hnson, E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ohnson, Joh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nson, Rob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on 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n Spencer Blues Explo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nes, Jes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ones, Nora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ones, Quincy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plin, Jani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urne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das Pries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dd, Wynon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lianna Hatfield 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ansa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asabia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C &amp; The Sunshine Ban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eith, To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elly, 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sha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eys, Alic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d Bop Kid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d Rock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ing Crims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ing, Albe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ing, B B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ing, B B &amp; Eric Clap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ngston, Sean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inks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nsey Report, Th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i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LF, th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night, Gladys &amp; the Pi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nopfler, Mar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Kor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aftwer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rauss, Alis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Kravitz, Lenn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uti, Fela Anikulap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c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dy Gag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dysmith Black Mambaz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mbchop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vigne, Avri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 Zeppeli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e, Bren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nnon, Joh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nox, Anni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van, Iv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eVert, Gera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ewis, Jerry Le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, Lyk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fehou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l Way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Limp Bizk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inkin P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 Fea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ttle River Ba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v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gins &amp; Messin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gins, Ken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s Lobo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s Lonely Boy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uper, Cyndi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ve and Rocket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velace, Pat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verbo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S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dacris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ynyrd Skynyr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d Seas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donna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havishno Orchestr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keba, Miri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almsteen, Yngwie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mas &amp; The Papas, Th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ilow, Bar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anatha Group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ilyn Mans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rley, Bo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rley, Zigg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aroon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tin, Rick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tchbox 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thematic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xwe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yer, Joh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yfield, Curt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zzy Sta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C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cBride, Mart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Cartney, Pau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cDonald Micha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Kenzie, Bob &amp; Dou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Lachlan, Sarah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cLaughlin, Joh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cLean, D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at Loaf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gade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jia, Lew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ellencamp, John Coug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en at wor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erchant, Natal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rcy 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tallic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chael, Geo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haelson, Ingr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chelle Shoc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aj, Nic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ist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or Threa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int Conditio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tchell, Joni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ae, Jane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ey, Eddi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kees, Th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roe, Bil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ody Blu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ore, G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rissette, Alan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rph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rrison, V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ley C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tt The Hoo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raz, Jas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y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yles, Alanna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.W.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kai, R Carl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alie Mercha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el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elson, Willi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lson, Willie &amp; Wynton Marsal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ville Brothers, th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ville, Aar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w Pornographers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w Radical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wfield, Heid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kelba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ight Rang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ine Inch Nail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irvana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tty Gritty Dirt Band, t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Doub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orious B I G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va, Al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'Connor, Sine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asi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chs, Phi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ffsp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l' Dirty Bast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ld 97'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B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bison, Ro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chestrial Manoeuvres In The Dar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bourne, Oz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tk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wl Cit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ge, Jimm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ge, Jimmy &amp; Robert Pla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lmer, Amand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lmer, Robe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te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er, Graha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rsons, Ala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tti Smith Grou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ul, L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ul, Se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arl J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nguins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ry, K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t Shop Boys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ter, Paul &amp; Mar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tty, Tom &amp; the Heartbreaker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yroux, Madele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lips, Joh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his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nk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nk Floy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lain White 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nt, Rob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gues, t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i Dog Ponde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inter Sisters, t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orno For Pyr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esley, Elv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tenders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tty Girls Make Gra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tty Rick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im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b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dig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ublic Enem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uddle of Mu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reNR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Queen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Queensry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.E.M.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bbit, Edd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aconteurs, T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diohe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ge Against The Mach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aitt, Bonni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mon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dolph, Boo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lph, Rober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re Ear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scal Flatt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spberries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t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 Hot Chili Pepper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 Jumpsuit Apparatus, Th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ding, Oti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ed, Lo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ese, D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eves, Martha &amp; The Vandella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inhardt, Djan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o Speedwag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ch, Budd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chie, Lionel &amp; The Commodor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han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obertson. Robb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odrigo y Gabriel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driGuez, Sixt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olling Ston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nettes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, Diana {whr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xy Musi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ush {whr}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ush, Ot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usted Roo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m &amp; D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mples, the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ntana, Carl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tos, Rome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triani, Jo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vage Garde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corpion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l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eger, Pet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ger, Bob &amp; The Silver Bullet Band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govia, Andr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misoni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x Pistols, th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akir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ania Twa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annon, 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tner, Willia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helton, Bla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ck Pupp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verchair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mon and Garfunkel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mon, Car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mon, Paul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mone, Nin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mple Mind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mply R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mpson, Mart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ster Haz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ster Sled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la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lay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lipn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y And The Family Sto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mash Mout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mashing pumpkin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ow Patr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ndgard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up Dragons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lding, Esperanz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ars, Britne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ringfield, Buffal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ringfield, Dus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pringsteen, Bruc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queez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 Marie, Buff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bbing Westward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ely Da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fani, Gwe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ffenwolf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ve Miller Band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vens, Cat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vie Wond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ewart, 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wart, R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ing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irling, Lindse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ne Temple Pilot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ooges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eetlight Manifes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okes, t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y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bdudes, t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ubl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blime with Ro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gar Ra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mmer, Donn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n 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upertram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eet Honey in the R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eet, Matthew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ift, Tay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ingfield Big Band, T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ystem of a dow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oundtracks Various Artis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.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alking Head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nk Gir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aylor, Jam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lor, Pau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ars For Fear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mple Of The Dog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mptations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nder Lo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sl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arpe, Sister Roset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n Lizz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rd eye bli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omas, Car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hompson Twins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hompson, Richar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horogood, George <text:s/>&amp; The Destroyer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hree Days Gr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hree Dog Night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sdale, Ashle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m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ots and the Maytal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sh, P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wnsend, Pe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aff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gically Hi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inor, Meghan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veling Wilburys, T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iump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wer, Rob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ull, Jethr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urner, Big Jo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wisted Sist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O Negat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yre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cle Tupe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rban Dance Squa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riah Hee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sher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li, Frankie &amp; the 4 Seas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mpire Weeke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n Hal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Various Artist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ughan, Stevie Ray &amp; Double Troubl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ga, Suzan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lvet Revolv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Velvet Underground, t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tical Horiz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uca Sal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ery Best, Th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le, Ku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Village People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olent Femm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allflowers, th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alsh, Jo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ar <text:s/>{whr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arwick, Dion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ashburn, Abigai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aters, Mudd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aters, Roger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avers, th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bber, Andrew Lloyd &amp; Tim Ric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ez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lls, Junio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st, Kany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 Stripes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 Zomb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, Barr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, Jac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snak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ho, th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icks, Chu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idespread Pan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lc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ilson, Cassand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ilson, Gretche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ilson, Jack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ng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inston, Geo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jciech Kila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olf, Howlin'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onder, Stev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u-Tang Cla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yatt, Rob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XT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Xmas Various artist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amin, Elliot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ankovic, Weird 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an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rdbirds, t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z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ing Yang Twins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oung, Nei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c Brown Ban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ppa, Fran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evon, Warre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ombie, Rob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wa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Z Top</text:p>
          </table:table-cell>
        </table:table-row>
        <table:table-row table:style-name="ro1">
          <table:table-cell table:formula="of:=SUM([.A2:.A803])" office:value-type="float" office:value="2567" calcext:value-type="float">
            <text:p>2567</text:p>
          </table:table-cell>
          <table:table-cell table:formula="of:=SUM([.B2:.B803])" office:value-type="float" office:value="1465" calcext:value-type="float">
            <text:p>1465</text:p>
          </table:table-cell>
          <table:table-cell table:formula="of:=SUM([.C2:.C803])" office:value-type="float" office:value="1102" calcext:value-type="float">
            <text:p>110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umber of Artists: <text:s/>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Albums : 2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HiRes <text:s/>: 1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LoRes <text:s/>: 110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music2.A520:music2.E53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00:05:08.893000000</dc:date>
    <meta:editing-duration>PT23M7S</meta:editing-duration>
    <meta:editing-cycles>5</meta:editing-cycles>
    <meta:generator>LibreOffice/4.3.5.2$Windows_x86 LibreOffice_project/3a87456aaa6a95c63eea1c1b3201acedf0751bd5</meta:generator>
    <meta:document-statistic meta:table-count="1" meta:cell-count="3219" meta:object-count="0"/>
  </office:meta>
</office:document-meta>
</file>